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50.92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5.27mm" fo:break-before="auto" style:use-optimal-row-height="true"/>
    </style:style>
    <style:style style:name="ro6" style:family="table-row">
      <style:table-row-properties style:row-height="14.27mm" fo:break-before="auto" style:use-optimal-row-height="false"/>
    </style:style>
    <style:style style:name="ro7" style:family="table-row">
      <style:table-row-properties style:row-height="20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T1" style:family="text">
      <style:text-properties fo:color="#00000a" style:font-name="Calibri" fo:font-size="11pt" style:letter-kerning="true" fo:country="none" style:country-asian="none" style:font-name-asian="DejaVu Sans" style:font-size-asian="11pt"/>
    </style:style>
    <style:style style:name="T2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IP Address</text:p>
          </table:table-cell>
          <table:table-cell table:style-name="ce1" office:value-type="string" calcext:value-type="string">
            <text:p>Private Key</text:p>
          </table:table-cell>
          <table:table-cell table:style-name="ce1" office:value-type="string" calcext:value-type="string">
            <text:p>Backup</text:p>
          </table:table-cell>
          <table:table-cell table:style-name="ce1" office:value-type="string" calcext:value-type="string">
            <text:p>Bench Update</text:p>
          </table:table-cell>
          <table:table-cell table:style-name="ce1" office:value-type="string" calcext:value-type="string">
            <text:p>Administrator Password</text:p>
          </table:table-cell>
          <table:table-cell table:style-name="ce1" office:value-type="string" calcext:value-type="string">
            <text:p>Frappe Password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24-June</text:p>
          </table:table-cell>
          <table:table-cell office:value-type="string" calcext:value-type="string">
            <text:p>Ankit</text:p>
          </table:table-cell>
          <table:table-cell office:value-type="string" calcext:value-type="string">
            <text:p>52.36.100.137</text:p>
          </table:table-cell>
          <table:table-cell office:value-type="string" calcext:value-type="string">
            <text:p>JayEpoch.p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-June</text:p>
          </table:table-cell>
          <table:table-cell office:value-type="string" calcext:value-type="string">
            <text:p>TFL</text:p>
          </table:table-cell>
          <table:table-cell office:value-type="string" calcext:value-type="string">
            <text:p>52.27.183.30</text:p>
          </table:table-cell>
          <table:table-cell office:value-type="string" calcext:value-type="string">
            <text:p>TFLERPNext.p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-June</text:p>
          </table:table-cell>
          <table:table-cell office:value-type="string" calcext:value-type="string">
            <text:p>Rivarp</text:p>
          </table:table-cell>
          <table:table-cell office:value-type="string" calcext:value-type="string">
            <text:p>54.69.86.94</text:p>
          </table:table-cell>
          <table:table-cell office:value-type="string" calcext:value-type="string">
            <text:p>RivarpUT.pe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ttributeError: 'NoneType' object has no attribute 'group'</text:p>
          </table:table-cell>
          <table:table-cell office:value-type="string" calcext:value-type="string">
            <text:p>Run git pull origin in bench-repo and then run bench upd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-June</text:p>
          </table:table-cell>
          <table:table-cell office:value-type="string" calcext:value-type="string">
            <text:p>Periyar Polymers</text:p>
          </table:table-cell>
          <table:table-cell office:value-type="string" calcext:value-type="string">
            <text:p>54.254.162.210</text:p>
          </table:table-cell>
          <table:table-cell office:value-type="string" calcext:value-type="string">
            <text:p>skyfoam.pem</text:p>
          </table:table-cell>
          <table:table-cell office:value-type="string" calcext:value-type="string">
            <text:p>Yes (Dated 17<text:span text:style-name="T2">th</text:span> June)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4-Dec</text:p>
          </table:table-cell>
          <table:table-cell office:value-type="string" calcext:value-type="string">
            <text:p>Ankit</text:p>
          </table:table-cell>
          <table:table-cell office:value-type="string" calcext:value-type="string">
            <text:p>52.36.100.137</text:p>
          </table:table-cell>
          <table:table-cell office:value-type="string" calcext:value-type="string">
            <text:p>JayEpoch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-Dec</text:p>
          </table:table-cell>
          <table:table-cell office:value-type="string" calcext:value-type="string">
            <text:p>Rivarp</text:p>
          </table:table-cell>
          <table:table-cell office:value-type="string" calcext:value-type="string">
            <text:p>54.69.86.94</text:p>
          </table:table-cell>
          <table:table-cell office:value-type="string" calcext:value-type="string">
            <text:p>RivarpUT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-Dec</text:p>
          </table:table-cell>
          <table:table-cell office:value-type="string" calcext:value-type="string">
            <text:p>Periyar Polymers</text:p>
          </table:table-cell>
          <table:table-cell office:value-type="string" calcext:value-type="string">
            <text:p>54.254.162.210</text:p>
          </table:table-cell>
          <table:table-cell office:value-type="string" calcext:value-type="string">
            <text:p>skyfoam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-Dec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7-Feb</text:p>
          </table:table-cell>
          <table:table-cell office:value-type="string" calcext:value-type="string">
            <text:p>Ankit</text:p>
          </table:table-cell>
          <table:table-cell office:value-type="string" calcext:value-type="string">
            <text:p>52.36.100.137</text:p>
          </table:table-cell>
          <table:table-cell office:value-type="string" calcext:value-type="string">
            <text:p>JayEpoch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-Feb</text:p>
          </table:table-cell>
          <table:table-cell office:value-type="string" calcext:value-type="string">
            <text:p>Rivarp</text:p>
          </table:table-cell>
          <table:table-cell office:value-type="string" calcext:value-type="string">
            <text:p>54.69.86.94</text:p>
          </table:table-cell>
          <table:table-cell office:value-type="string" calcext:value-type="string">
            <text:p>RivarpUT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-Feb</text:p>
          </table:table-cell>
          <table:table-cell office:value-type="string" calcext:value-type="string">
            <text:p>Periyar Polymers</text:p>
          </table:table-cell>
          <table:table-cell office:value-type="string" calcext:value-type="string">
            <text:p>54.254.162.210</text:p>
          </table:table-cell>
          <table:table-cell office:value-type="string" calcext:value-type="string">
            <text:p>skyfoam.p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7-Feb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07-Feb</text:p>
          </table:table-cell>
          <table:table-cell office:value-type="string" calcext:value-type="string">
            <text:p>ICP</text:p>
          </table:table-cell>
          <table:table-cell table:style-name="ce2"/>
          <table:table-cell office:value-type="string" calcext:value-type="string">
            <text:p>ICP-ERP.p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-Feb</text:p>
          </table:table-cell>
          <table:table-cell office:value-type="string" calcext:value-type="string">
            <text:p>Ankit</text:p>
          </table:table-cell>
          <table:table-cell office:value-type="string" calcext:value-type="string">
            <text:p>52.36.100.137</text:p>
          </table:table-cell>
          <table:table-cell office:value-type="string" calcext:value-type="string">
            <text:p>JayEpoch.p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Feb</text:p>
          </table:table-cell>
          <table:table-cell office:value-type="string" calcext:value-type="string">
            <text:p>Rivarp</text:p>
          </table:table-cell>
          <table:table-cell office:value-type="string" calcext:value-type="string">
            <text:p>54.69.86.94</text:p>
          </table:table-cell>
          <table:table-cell office:value-type="string" calcext:value-type="string">
            <text:p>RivarpUT.p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Feb</text:p>
          </table:table-cell>
          <table:table-cell office:value-type="string" calcext:value-type="string">
            <text:p>Periyar Polymers</text:p>
          </table:table-cell>
          <table:table-cell office:value-type="string" calcext:value-type="string">
            <text:p>54.254.162.210</text:p>
          </table:table-cell>
          <table:table-cell office:value-type="string" calcext:value-type="string">
            <text:p>skyfoam.p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Feb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Feb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35.163.235.118</text:p>
          </table:table-cell>
          <table:table-cell office:value-type="string" calcext:value-type="string">
            <text:p>ICP-ERP.p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6-Feb</text:p>
          </table:table-cell>
          <table:table-cell office:value-type="string" calcext:value-type="string">
            <text:p>Ankit</text:p>
          </table:table-cell>
          <table:table-cell office:value-type="string" calcext:value-type="string">
            <text:p>52.36.100.137</text:p>
          </table:table-cell>
          <table:table-cell office:value-type="string" calcext:value-type="string">
            <text:p>JayEpoch.p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6-Feb</text:p>
          </table:table-cell>
          <table:table-cell office:value-type="string" calcext:value-type="string">
            <text:p>Rivarp</text:p>
          </table:table-cell>
          <table:table-cell office:value-type="string" calcext:value-type="string">
            <text:p>54.69.86.94</text:p>
          </table:table-cell>
          <table:table-cell office:value-type="string" calcext:value-type="string">
            <text:p>RivarpUT.p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6-Feb</text:p>
          </table:table-cell>
          <table:table-cell office:value-type="string" calcext:value-type="string">
            <text:p>Periyar Polymers</text:p>
          </table:table-cell>
          <table:table-cell office:value-type="string" calcext:value-type="string">
            <text:p>54.254.162.210</text:p>
          </table:table-cell>
          <table:table-cell office:value-type="string" calcext:value-type="string">
            <text:p>skyfoam.p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6-Feb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6-Feb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35.163.235.118</text:p>
          </table:table-cell>
          <table:table-cell office:value-type="string" calcext:value-type="string">
            <text:p>ICP-ERP.p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-Apr</text:p>
          </table:table-cell>
          <table:table-cell office:value-type="string" calcext:value-type="string">
            <text:p>Ankit</text:p>
          </table:table-cell>
          <table:table-cell/>
          <table:table-cell office:value-type="string" calcext:value-type="string">
            <text:p>JayEpoch.p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-Apr</text:p>
          </table:table-cell>
          <table:table-cell office:value-type="string" calcext:value-type="string">
            <text:p>Rivarp</text:p>
          </table:table-cell>
          <table:table-cell/>
          <table:table-cell office:value-type="string" calcext:value-type="string">
            <text:p>RivarpUT.p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-Apr</text:p>
          </table:table-cell>
          <table:table-cell office:value-type="string" calcext:value-type="string">
            <text:p>Periyar Polymers</text:p>
          </table:table-cell>
          <table:table-cell/>
          <table:table-cell office:value-type="string" calcext:value-type="string">
            <text:p>skyfoam.p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-Apr</text:p>
          </table:table-cell>
          <table:table-cell office:value-type="string" calcext:value-type="string">
            <text:p>Chamundi</text:p>
          </table:table-cell>
          <table:table-cell/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-Apr</text:p>
          </table:table-cell>
          <table:table-cell office:value-type="string" calcext:value-type="string">
            <text:p>ICP</text:p>
          </table:table-cell>
          <table:table-cell/>
          <table:table-cell office:value-type="string" calcext:value-type="string">
            <text:p>ICP-ERP.pem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-Ju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52.36.100.137</text:p>
          </table:table-cell>
          <table:table-cell office:value-type="string" calcext:value-type="string">
            <text:p>JayEpoch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-Jun</text:p>
          </table:table-cell>
          <table:table-cell office:value-type="string" calcext:value-type="string">
            <text:p>Rivarp/Ankit</text:p>
          </table:table-cell>
          <table:table-cell office:value-type="string" calcext:value-type="string">
            <text:p>54.69.86.94</text:p>
          </table:table-cell>
          <table:table-cell office:value-type="string" calcext:value-type="string">
            <text:p>RivarpUT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-Jun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-Jun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-Jun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8-Ju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52.36.100.137</text:p>
          </table:table-cell>
          <table:table-cell office:value-type="string" calcext:value-type="string">
            <text:p>JayEpoch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-Jun</text:p>
          </table:table-cell>
          <table:table-cell office:value-type="string" calcext:value-type="string">
            <text:p>Rivarp/Ankit</text:p>
          </table:table-cell>
          <table:table-cell office:value-type="string" calcext:value-type="string">
            <text:p>54.69.86.94</text:p>
          </table:table-cell>
          <table:table-cell office:value-type="string" calcext:value-type="string">
            <text:p>RivarpUT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-Jun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-Jun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-Jun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-Ju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52.36.100.137</text:p>
          </table:table-cell>
          <table:table-cell office:value-type="string" calcext:value-type="string">
            <text:p>JayEpoch.pem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GST Related chang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-Jun</text:p>
          </table:table-cell>
          <table:table-cell office:value-type="string" calcext:value-type="string">
            <text:p>Rivarp/Ankit</text:p>
          </table:table-cell>
          <table:table-cell office:value-type="string" calcext:value-type="string">
            <text:p>54.69.86.94</text:p>
          </table:table-cell>
          <table:table-cell office:value-type="string" calcext:value-type="string">
            <text:p>RivarpUT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-Jun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-Jun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-Jun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-July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52.36.100.137</text:p>
          </table:table-cell>
          <table:table-cell office:value-type="string" calcext:value-type="string">
            <text:p>JayEpoch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-July</text:p>
          </table:table-cell>
          <table:table-cell office:value-type="string" calcext:value-type="string">
            <text:p>Rivarp/Ankit</text:p>
          </table:table-cell>
          <table:table-cell office:value-type="string" calcext:value-type="string">
            <text:p>54.69.86.94</text:p>
          </table:table-cell>
          <table:table-cell office:value-type="string" calcext:value-type="string">
            <text:p>RivarpUT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-July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-July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-July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-July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-July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52.36.100.137</text:p>
          </table:table-cell>
          <table:table-cell office:value-type="string" calcext:value-type="string">
            <text:p>JayEpoch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July</text:p>
          </table:table-cell>
          <table:table-cell office:value-type="string" calcext:value-type="string">
            <text:p>Rivarp/Ankit</text:p>
          </table:table-cell>
          <table:table-cell office:value-type="string" calcext:value-type="string">
            <text:p>54.69.86.94</text:p>
          </table:table-cell>
          <table:table-cell office:value-type="string" calcext:value-type="string">
            <text:p>RivarpUT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July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July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July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July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-Jul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52.36.100.137</text:p>
          </table:table-cell>
          <table:table-cell office:value-type="string" calcext:value-type="string">
            <text:p>JayEpoch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-Jul</text:p>
          </table:table-cell>
          <table:table-cell office:value-type="string" calcext:value-type="string">
            <text:p>Rivarp/Ankit</text:p>
          </table:table-cell>
          <table:table-cell office:value-type="string" calcext:value-type="string">
            <text:p>54.69.86.94</text:p>
          </table:table-cell>
          <table:table-cell office:value-type="string" calcext:value-type="string">
            <text:p>RivarpUT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-Jul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-Jul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-Jul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-Jul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0-Jul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52.36.100.137</text:p>
          </table:table-cell>
          <table:table-cell office:value-type="string" calcext:value-type="string">
            <text:p>JayEpoch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Jul</text:p>
          </table:table-cell>
          <table:table-cell office:value-type="string" calcext:value-type="string">
            <text:p>Rivarp/Ankit</text:p>
          </table:table-cell>
          <table:table-cell office:value-type="string" calcext:value-type="string">
            <text:p>54.69.86.94</text:p>
          </table:table-cell>
          <table:table-cell office:value-type="string" calcext:value-type="string">
            <text:p>RivarpUT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Jul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Jul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Jul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-Jul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3-Aug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52.36.100.137</text:p>
          </table:table-cell>
          <table:table-cell office:value-type="string" calcext:value-type="string">
            <text:p>JayEpoch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Aug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163.172.128.233</text:p>
          </table:table-cell>
          <table:table-cell office:value-type="string" calcext:value-type="string">
            <text:p>ssh -i ~/.ssh/epoch_rsa root@163.172.128.2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Aug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Aug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Aug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Aug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Aug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-Aug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root@212.47.248.146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0-Aug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52.36.100.137</text:p>
          </table:table-cell>
          <table:table-cell office:value-type="string" calcext:value-type="string">
            <text:p>JayEpoch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Aug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163.172.128.233</text:p>
          </table:table-cell>
          <table:table-cell office:value-type="string" calcext:value-type="string">
            <text:p>ssh -i ~/.ssh/epoch_rsa root@163.172.128.233</text:p>
          </table:table-cell>
          <table:table-cell/>
          <table:table-cell office:value-type="string" calcext:value-type="string">
            <text:p>Fai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Aug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Use Frappe for running bench 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-Aug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Aug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Use Frappe for running bench 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-Aug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Aug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Aug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-Aug</text:p>
          </table:table-cell>
          <table:table-cell office:value-type="string" calcext:value-type="string">
            <text:p>Rivarp/Ankit</text:p>
          </table:table-cell>
          <table:table-cell office:value-type="string" calcext:value-type="string">
            <text:p>54.69.86.94</text:p>
          </table:table-cell>
          <table:table-cell office:value-type="string" calcext:value-type="string">
            <text:p>RivarpUT.pem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7-Aug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52.36.100.137</text:p>
          </table:table-cell>
          <table:table-cell office:value-type="string" calcext:value-type="string">
            <text:p>JayEpoch.p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-Aug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163.172.128.233</text:p>
          </table:table-cell>
          <table:table-cell office:value-type="string" calcext:value-type="string">
            <text:p>ssh -i ~/.ssh/epoch_rsa root@163.172.128.2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-Aug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Aug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Aug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Aug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Aug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Aug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/>
          <table:table-cell office:value-type="string" calcext:value-type="string">
            <text:p>Fai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Aug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<text:a xlink:href="mailto:root@212.47.248.146" xlink:type="simple">root@212.47.248.146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-Aug</text:p>
          </table:table-cell>
          <table:table-cell office:value-type="string" calcext:value-type="string">
            <text:p>Rivarp/Ankit</text:p>
          </table:table-cell>
          <table:table-cell office:value-type="string" calcext:value-type="string">
            <text:p>54.69.86.94</text:p>
          </table:table-cell>
          <table:table-cell office:value-type="string" calcext:value-type="string">
            <text:p>RivarpUT.pem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Encryption key is invali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3-Sep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163.172.128.233</text:p>
          </table:table-cell>
          <table:table-cell office:value-type="string" calcext:value-type="string">
            <text:p>ssh -i ~/.ssh/epoch_rsa root@163.172.128.233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Sep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Sep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Sep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Sep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Sep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Sep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-Sep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<text:a xlink:href="mailto:root@212.47.248.146" xlink:type="simple">root@212.47.248.146</text:a>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-Sep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163.172.128.233</text:p>
          </table:table-cell>
          <table:table-cell office:value-type="string" calcext:value-type="string">
            <text:p>ssh -i ~/.ssh/epoch_rsa root@163.172.128.233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Sep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Sep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Sep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Sep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Sep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Sep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Sep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<text:a xlink:href="mailto:root@212.47.248.146" xlink:type="simple">root@212.47.248.146</text:a>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7-Sep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163.172.128.233</text:p>
          </table:table-cell>
          <table:table-cell office:value-type="string" calcext:value-type="string">
            <text:p>ssh -i ~/.ssh/epoch_rsa root@163.172.128.233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Sep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Sep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Sep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 office:value-type="string" calcext:value-type="string">
            <text:p>Dropbox and S3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Sep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Sep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Sep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-Sep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<text:a xlink:href="mailto:root@212.47.248.146" xlink:type="simple">root@212.47.248.146</text:a>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4-Sep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163.172.128.233</text:p>
          </table:table-cell>
          <table:table-cell office:value-type="string" calcext:value-type="string">
            <text:p>ssh -i ~/.ssh/epoch_rsa root@163.172.128.2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Connec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4-Sep</text:p>
          </table:table-cell>
          <table:table-cell office:value-type="string" calcext:value-type="string">
            <text:p>Open Schools</text:p>
          </table:table-cell>
          <table:table-cell table:style-name="ce2" office:value-type="string" calcext:value-type="string">
            <text:p><text:span text:style-name="T1"><text:a xlink:href="http://52.34.166.195/" xlink:type="simple">52.34.166.195</text:a></text:span></text:p>
          </table:table-cell>
          <table:table-cell office:value-type="string" calcext:value-type="string">
            <text:p>JayEpoch.p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Sep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Sep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Sep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 office:value-type="string" calcext:value-type="string">
            <text:p>Dropbox and S3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Sep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Sep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Sep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-Sep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<text:a xlink:href="mailto:root@212.47.248.146" xlink:type="simple">root@212.47.248.146</text:a>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7-Oct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-Oct</text:p>
          </table:table-cell>
          <table:table-cell office:value-type="string" calcext:value-type="string">
            <text:p>Open Schools</text:p>
          </table:table-cell>
          <table:table-cell office:value-type="string" calcext:value-type="string">
            <text:p>52.34.166.195</text:p>
          </table:table-cell>
          <table:table-cell office:value-type="string" calcext:value-type="string">
            <text:p>JayEpoch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-Oct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-Oct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-Oct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-Oct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-Oct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-Oct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-Oct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<text:a xlink:href="mailto:root@212.47.248.146" xlink:type="simple">root@212.47.248.146</text:a>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-Oct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-Oct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.15.88.26" xlink:type="simple">root@51.15.88.26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-Oct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HSR-VTS.pem</text:p>
          </table:table-cell>
          <table:table-cell/>
          <table:table-cell office:value-type="string" calcext:value-type="string">
            <text:p>Done alread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-Oct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Oct</text:p>
          </table:table-cell>
          <table:table-cell office:value-type="string" calcext:value-type="string">
            <text:p>Open Schools</text:p>
          </table:table-cell>
          <table:table-cell office:value-type="string" calcext:value-type="string">
            <text:p>52.34.166.195</text:p>
          </table:table-cell>
          <table:table-cell office:value-type="string" calcext:value-type="string">
            <text:p>JayEpoch.pem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Oct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Oct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Oct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Oct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Oct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Oct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Oct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<text:a xlink:href="mailto:root@212.47.248.146" xlink:type="simple">root@212.47.248.146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Oct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Oct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68.4</text:p>
          </table:table-cell>
          <table:table-cell office:value-type="string" calcext:value-type="string">
            <text:p>ssh -i ~/.ssh/indoc_rsa <text:a xlink:href="mailto:root@51" xlink:type="simple">root@51</text:a>.15.68.4</text:p>
          </table:table-cell>
          <table:table-cell table:number-columns-repeated="2" office:value-type="string" calcext:value-type="string">
            <text:p>Not work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-Oct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HSR-VT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-Oct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Oct</text:p>
          </table:table-cell>
          <table:table-cell office:value-type="string" calcext:value-type="string">
            <text:p>Open Schools</text:p>
          </table:table-cell>
          <table:table-cell office:value-type="string" calcext:value-type="string">
            <text:p>52.34.166.195</text:p>
          </table:table-cell>
          <table:table-cell office:value-type="string" calcext:value-type="string">
            <text:p>JayEpoch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Oct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Oct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Oct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Oct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Oct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Oct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Oct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<text:a xlink:href="mailto:root@212.47.248.146" xlink:type="simple">root@212.47.248.146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Oct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Oct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Not working</text:p>
          </table:table-cell>
          <table:table-cell office:value-type="string" calcext:value-type="string">
            <text:p>Not Work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Oct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HSR-VT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-Oct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Oct</text:p>
          </table:table-cell>
          <table:table-cell office:value-type="string" calcext:value-type="string">
            <text:p>Open Schools</text:p>
          </table:table-cell>
          <table:table-cell office:value-type="string" calcext:value-type="string">
            <text:p>52.34.166.195</text:p>
          </table:table-cell>
          <table:table-cell office:value-type="string" calcext:value-type="string">
            <text:p>JayEpoch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Oct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Oct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Oct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Oct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Oct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Oct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 office:value-type="string" calcext:value-type="string">
            <text:p>Not Req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Oct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<text:a xlink:href="mailto:root@212.47.248.146" xlink:type="simple">root@212.47.248.146</text:a></text:p>
          </table:table-cell>
          <table:table-cell office:value-type="string" calcext:value-type="string">
            <text:p>Not Req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Oct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Oct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Oct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HSR-VT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5-Nov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Nov</text:p>
          </table:table-cell>
          <table:table-cell office:value-type="string" calcext:value-type="string">
            <text:p>Open Schools</text:p>
          </table:table-cell>
          <table:table-cell office:value-type="string" calcext:value-type="string">
            <text:p>52.34.166.195</text:p>
          </table:table-cell>
          <table:table-cell office:value-type="string" calcext:value-type="string">
            <text:p>JayEpoch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Nov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Nov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Nov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Nov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Nov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-Nov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5-Nov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Nov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Nov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<text:a xlink:href="mailto:root@212.47.248.146" xlink:type="simple">root@212.47.248.146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Nov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Nov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-Nov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HSR-VT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2-Nov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Nov</text:p>
          </table:table-cell>
          <table:table-cell office:value-type="string" calcext:value-type="string">
            <text:p>Open Schools</text:p>
          </table:table-cell>
          <table:table-cell office:value-type="string" calcext:value-type="string">
            <text:p>52.34.166.195</text:p>
          </table:table-cell>
          <table:table-cell office:value-type="string" calcext:value-type="string">
            <text:p>JayEpoch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Nov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Nov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Nov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Nov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Nov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Nov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Nov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count is lock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Nov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Nov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<text:a xlink:href="mailto:root@212.47.248.146" xlink:type="simple">root@212.47.248.146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Nov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Nov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-Nov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HSR-VT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5-Nov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Nov</text:p>
          </table:table-cell>
          <table:table-cell office:value-type="string" calcext:value-type="string">
            <text:p>Open Schools</text:p>
          </table:table-cell>
          <table:table-cell office:value-type="string" calcext:value-type="string">
            <text:p>52.34.166.195</text:p>
          </table:table-cell>
          <table:table-cell office:value-type="string" calcext:value-type="string">
            <text:p>JayEpoch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Link not work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Nov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Nov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Nov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Nov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Nov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Nov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Nov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Nov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Nov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<text:a xlink:href="mailto:root@212.47.248.146" xlink:type="simple">root@212.47.248.146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Nov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Nov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-Nov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HSR-VT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-Dec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-Dec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-Dec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-Dec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 office:value-type="string" calcext:value-type="string">
            <text:p>Not Req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De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-Dec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-Dec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-Dec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-Dec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 office:value-type="string" calcext:value-type="string">
            <text:p>Not Req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Dec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<text:a xlink:href="mailto:root@212.47.248.146" xlink:type="simple">root@212.47.248.146</text:a></text:p>
          </table:table-cell>
          <table:table-cell office:value-type="string" calcext:value-type="string">
            <text:p>Not Req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Dec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-Dec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-Dec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HSR-VT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0-Dec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Dec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Jurgyan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Dec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Dec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De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Dec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Dec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Dec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Dec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Not Connec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Dec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<text:a xlink:href="mailto:root@212.47.248.146" xlink:type="simple">root@212.47.248.146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Not Connec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Dec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Dec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-Dec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HSR-VTS.p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-Dec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Dec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“Jurgyan.pem”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Dec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CTL-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Dec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ICP-ERP.pem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De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FC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Dec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Dec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Dec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Dec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Not Connec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Dec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<text:a xlink:href="mailto:root@212.47.248.146" xlink:type="simple">root@212.47.248.146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Not Connec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Dec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Dec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-Dec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HSR-VTS.p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2-Dec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Dec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ubuntu@52.27.10.20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Dec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Dec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“ICP-ERP.pem”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De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“FCS.pem” <text:a xlink:href="mailto:ubuntu@35.163.176.249" xlink:type="simple">ubuntu@35.163.176.249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Dec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Dec</text:p>
          </table:table-cell>
          <table:table-cell table:number-columns-repeated="2"/>
          <table:table-cell office:value-type="string" calcext:value-type="string">
            <text:p>CA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Dec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Dec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163.172.130.118</text:p>
          </table:table-cell>
          <table:table-cell office:value-type="string" calcext:value-type="string">
            <text:p>ssh -i ~/.ssh/emigoh_rsa root@163.172.130.118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Not Connec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Dec</text:p>
          </table:table-cell>
          <table:table-cell office:value-type="string" calcext:value-type="string">
            <text:p>Emigoh – Charles</text:p>
          </table:table-cell>
          <table:table-cell office:value-type="string" calcext:value-type="string">
            <text:p>212.47.248.146</text:p>
          </table:table-cell>
          <table:table-cell office:value-type="string" calcext:value-type="string">
            <text:p>ssh -i ~/.ssh/emigoh_rsa <text:a xlink:href="mailto:root@212.47.248.146" xlink:type="simple">root@212.47.248.146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Not Connec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Dec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Dec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-Dec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“HSR-VTS.pem” <text:a xlink:href="mailto:ubuntu@35.164.49.160" xlink:type="simple">ubuntu@35.164.49.160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6-Jan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Jan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Jan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Jan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Jan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Jan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Jan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Jan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Jan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Jan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Jan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-Jan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18.217.77.4</text:p>
          </table:table-cell>
          <table:table-cell office:value-type="string" calcext:value-type="string">
            <text:p>ssh -i "SSPL.pem" <text:a xlink:href="mailto:ubuntu@18.217.77.4" xlink:type="simple">ubuntu@18.217.77.4</text:a>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4-Jan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Jan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Jan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Jan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Jan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Jan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Jan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Jan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Jan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Jan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Jan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-Jan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18.217.77.4</text:p>
          </table:table-cell>
          <table:table-cell office:value-type="string" calcext:value-type="string">
            <text:p>ssh -i "SSPL.pem" <text:a xlink:href="mailto:ubuntu@18.217.77.4" xlink:type="simple">ubuntu@18.217.77.4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1-Jan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Jan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Jan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Jan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Jan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Jan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Jan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Jan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Jan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Jan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Jan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-Jan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18.217.77.4</text:p>
          </table:table-cell>
          <table:table-cell office:value-type="string" calcext:value-type="string">
            <text:p>ssh -i "SSPL.pem" <text:a xlink:href="mailto:ubuntu@18.217.77.4" xlink:type="simple">ubuntu@18.217.77.4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ytelab</text:p>
          </table:table-cell>
          <table:table-cell/>
          <table:table-cell office:value-type="string" calcext:value-type="string">
            <text:p>ssh -i ~/.ssh/id_rsa <text:a xlink:href="mailto:frappe@erp.byte-lab.com" xlink:type="simple">frappe@erp.byte-lab.com</text:a>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7-Jan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Jan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Jan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Jan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Jan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Jan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Jan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Jan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Jan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Jan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Jan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-Jan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18.217.77.4</text:p>
          </table:table-cell>
          <table:table-cell office:value-type="string" calcext:value-type="string">
            <text:p>ssh -i "SSPL.pem" <text:a xlink:href="mailto:ubuntu@18.217.77.4" xlink:type="simple">ubuntu@18.217.77.4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promerit2ksy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3-Feb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Qtzl7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-Feb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tng=Pp$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-Feb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CiM8PHBJiYaAXV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-Feb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-Feb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-Feb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-Feb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-Feb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Krntk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-Feb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mt=Jkb34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03-Feb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-Feb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-Feb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18.217.77.4</text:p>
          </table:table-cell>
          <table:table-cell office:value-type="string" calcext:value-type="string">
            <text:p>ssh -i "SSPL.pem" <text:a xlink:href="mailto:ubuntu@18.217.77.4" xlink:type="simple">ubuntu@18.217.77.4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Sndrkl2@1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0-Feb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Qtzl7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-Feb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tng=Pp$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-Feb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CiM8PHBJiYaAXV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-Feb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-Feb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-Feb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-Feb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-Feb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Krntk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-Feb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mt=Jkb3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10-Feb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-Feb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-Feb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18.217.77.4</text:p>
          </table:table-cell>
          <table:table-cell office:value-type="string" calcext:value-type="string">
            <text:p>ssh -i "SSPL.pem" <text:a xlink:href="mailto:ubuntu@18.217.77.4" xlink:type="simple">ubuntu@18.217.77.4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Sndrkl2@1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Add Custom script</text:p>
          </table:table-cell>
          <table:table-cell office:value-type="string" calcext:value-type="string">
            <text:p>Add Custom field</text:p>
          </table:table-cell>
          <table:table-cell office:value-type="string" calcext:value-type="string">
            <text:p>Nested BOM pri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-Feb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Qtzl765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9-Feb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tng=Pp$s</text:p>
          </table:table-cell>
          <table:table-cell table:number-columns-repeated="2" office:value-type="string" calcext:value-type="string">
            <text:p>Not reqd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-Feb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table:number-columns-repeated="2"/>
          <table:table-cell office:value-type="string" calcext:value-type="string">
            <text:p>TCiM8PHBJiYaAXVV</text:p>
          </table:table-cell>
          <table:table-cell/>
          <table:table-cell office:value-type="string" calcext:value-type="string">
            <text:p>Not reqd</text:p>
          </table:table-cell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9-Feb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/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-Feb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/>
          <table:table-cell office:value-type="string" calcext:value-type="string">
            <text:p>Migrated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-Feb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table:number-columns-repeated="2"/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-Feb</text:p>
          </table:table-cell>
          <table:table-cell table:number-columns-repeated="2"/>
          <table:table-cell office:value-type="string" calcext:value-type="string">
            <text:p>CAE</text:p>
          </table:table-cell>
          <table:table-cell table:number-columns-repeated="2"/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-Feb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table:number-columns-repeated="2"/>
          <table:table-cell office:value-type="string" calcext:value-type="string">
            <text:p>Krntk30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-Feb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table:number-columns-repeated="2"/>
          <table:table-cell office:value-type="string" calcext:value-type="string">
            <text:p>Smt=Jkb34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 reqd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19-Feb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/>
          <table:table-cell office:value-type="string" calcext:value-type="string">
            <text:p>Migrated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-Feb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table:number-columns-repeated="2"/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table:number-columns-repeated="2" office:value-type="string" calcext:value-type="string">
            <text:p>Not req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9-Feb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18.217.77.4</text:p>
          </table:table-cell>
          <table:table-cell office:value-type="string" calcext:value-type="string">
            <text:p>ssh -i "SSPL.pem" <text:a xlink:href="mailto:ubuntu@18.217.77.4" xlink:type="simple">ubuntu@18.217.77.4</text:a></text:p>
          </table:table-cell>
          <table:table-cell/>
          <table:table-cell office:value-type="string" calcext:value-type="string">
            <text:p>Migrated</text:p>
          </table:table-cell>
          <table:table-cell table:number-columns-repeated="2" office:value-type="string" calcext:value-type="string">
            <text:p>Sndrkl2@18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8"/>
          <table:table-cell table:style-name="ce4" office:value-type="string" calcext:value-type="string">
            <text:p>Add Custom script in Purchase Order</text:p>
          </table:table-cell>
          <table:table-cell table:style-name="ce4" office:value-type="string" calcext:value-type="string">
            <text:p>Add Custom field in Purchase Order It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-Feb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Qtzl765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-Feb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tng=Pp$s</text:p>
          </table:table-cell>
          <table:table-cell table:number-columns-repeated="2" office:value-type="string" calcext:value-type="string">
            <text:p>Not req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-Feb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CiM8PHBJiYaAXVV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-Feb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-Feb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-Feb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-Feb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-Feb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Krntk30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-Feb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mt=Jkb3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5-Feb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-Feb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table:number-columns-repeated="2" office:value-type="string" calcext:value-type="string">
            <text:p>Not req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-Feb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18.217.77.4</text:p>
          </table:table-cell>
          <table:table-cell office:value-type="string" calcext:value-type="string">
            <text:p>ssh -i "SSPL.pem" <text:a xlink:href="mailto:ubuntu@18.217.77.4" xlink:type="simple">ubuntu@18.217.77.4</text:a>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Sndrkl2@18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4-Mar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Qtzl7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-Mar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tng=Pp$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-Mar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CiM8PHBJiYaAXV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-Mar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-Mar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-Mar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-Mar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-Mar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Krntk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-Mar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mt=Jkb3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4-Mar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-Mar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-Mar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18.217.77.4</text:p>
          </table:table-cell>
          <table:table-cell office:value-type="string" calcext:value-type="string">
            <text:p>ssh -i "SSPL.pem" <text:a xlink:href="mailto:ubuntu@18.217.77.4" xlink:type="simple">ubuntu@18.217.77.4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Sndrkl2@1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0-Mar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Qtzl7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-Mar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tng=Pp$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-Mar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CiM8PHBJiYaAXV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-Mar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-Mar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-Mar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-Mar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-Mar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Krntk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-Mar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mt=Jkb3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10-Mar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-Mar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-Mar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18.217.77.4</text:p>
          </table:table-cell>
          <table:table-cell office:value-type="string" calcext:value-type="string">
            <text:p>ssh -i "SSPL.pem" <text:a xlink:href="mailto:ubuntu@18.217.77.4" xlink:type="simple">ubuntu@18.217.77.4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Sndrkl2@1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-Mar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Did not run update</text:p>
          </table:table-cell>
          <table:table-cell office:value-type="string" calcext:value-type="string">
            <text:p>Qtzl7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-Mar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Did not run update</text:p>
          </table:table-cell>
          <table:table-cell table:number-columns-repeated="2" office:value-type="string" calcext:value-type="string">
            <text:p>Dtng=Pp$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-Mar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d not run update</text:p>
          </table:table-cell>
          <table:table-cell office:value-type="string" calcext:value-type="string">
            <text:p>TCiM8PHBJiYaAXV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-Mar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Did not run update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-Mar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d not run update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-Mar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d not run update</text:p>
          </table:table-cell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-Mar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d not run update</text:p>
          </table:table-cell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-Mar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d not run update</text:p>
          </table:table-cell>
          <table:table-cell office:value-type="string" calcext:value-type="string">
            <text:p>Krntk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-Mar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d not run update</text:p>
          </table:table-cell>
          <table:table-cell office:value-type="string" calcext:value-type="string">
            <text:p>Smt=Jkb34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18-Mar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d not run update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-Mar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d not run update</text:p>
          </table:table-cell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office:value-type="string" calcext:value-type="string">
            <text:p><text:a xlink:href="mailto:hsr@jpn18" xlink:type="simple">hsr@jpn18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-Mar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18.217.77.4</text:p>
          </table:table-cell>
          <table:table-cell office:value-type="string" calcext:value-type="string">
            <text:p>ssh -i "SSPL.pem" <text:a xlink:href="mailto:ubuntu@18.217.77.4" xlink:type="simple">ubuntu@18.217.77.4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d not run update</text:p>
          </table:table-cell>
          <table:table-cell table:number-columns-repeated="2" office:value-type="string" calcext:value-type="string">
            <text:p>Sndrkl2@1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8.236.23.193</text:p>
          </table:table-cell>
          <table:table-cell office:value-type="string" calcext:value-type="string">
            <text:p>ssh -i "SSPL_P.pem" <text:a xlink:href="mailto:ubuntu@18.236.23.193" xlink:type="simple">ubuntu@18.236.23.193</text:a></text:p>
          </table:table-cell>
          <table:table-cell table:number-columns-repeated="2"/>
          <table:table-cell office:value-type="string" calcext:value-type="string">
            <text:p>Dcthln&gt;Cspn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man</text:p>
          </table:table-cell>
          <table:table-cell office:value-type="string" calcext:value-type="string">
            <text:p>18.217.250.129</text:p>
          </table:table-cell>
          <table:table-cell office:value-type="string" calcext:value-type="string">
            <text:p>ssh -i "PromanUT.pem" <text:a xlink:href="mailto:ubuntu@18.217.250.129" xlink:type="simple">ubuntu@18.217.250.129</text:a></text:p>
          </table:table-cell>
          <table:table-cell table:number-columns-repeated="3"/>
          <table:table-cell office:value-type="string" calcext:value-type="string">
            <text:p>Kmblgd#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6-Apr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Qtzl7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-Apr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tng=Pp$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-Apr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CiM8PHBJiYaAXVV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6-Apr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table:style-name="ce3" office:value-type="string" calcext:value-type="string">
            <text:p>ProgrammingError: (1146, u"Table 'c4340a48d79cee6b.tabSingles' doesn't exist"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-Apr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-Apr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-Apr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-Apr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Krntk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-Apr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mt=Jkb3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6-Apr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-Apr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-Apr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18.217.77.4</text:p>
          </table:table-cell>
          <table:table-cell office:value-type="string" calcext:value-type="string">
            <text:p>ssh -i "SSPL.pem" <text:a xlink:href="mailto:ubuntu@18.217.77.4" xlink:type="simple">ubuntu@18.217.77.4</text:a></text:p>
          </table:table-cell>
          <table:table-cell table:number-columns-repeated="2" office:value-type="string" calcext:value-type="string">
            <text:p>Not Reqd</text:p>
          </table:table-cell>
          <table:table-cell table:number-columns-repeated="2" office:value-type="string" calcext:value-type="string">
            <text:p>Sndrkl2@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-Apr</text:p>
          </table:table-cell>
          <table:table-cell/>
          <table:table-cell office:value-type="string" calcext:value-type="string">
            <text:p>18.236.23.193</text:p>
          </table:table-cell>
          <table:table-cell office:value-type="string" calcext:value-type="string">
            <text:p>ssh -i "SSPL_P.pem" <text:a xlink:href="mailto:ubuntu@18.236.23.193" xlink:type="simple">ubuntu@18.236.23.19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taken</text:p>
          </table:table-cell>
          <table:table-cell table:number-columns-repeated="2" office:value-type="string" calcext:value-type="string">
            <text:p>Dcthln&gt;Cspn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-Apr</text:p>
          </table:table-cell>
          <table:table-cell office:value-type="string" calcext:value-type="string">
            <text:p>Proman</text:p>
          </table:table-cell>
          <table:table-cell office:value-type="string" calcext:value-type="string">
            <text:p>18.217.250.129</text:p>
          </table:table-cell>
          <table:table-cell office:value-type="string" calcext:value-type="string">
            <text:p>ssh -i "PromanUT.pem" <text:a xlink:href="mailto:ubuntu@18.217.250.129" xlink:type="simple">ubuntu@18.217.250.12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Kmblgd#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13-Apr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Qtzl7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-Apr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tng=Pp$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-Apr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CiM8PHBJiYaAXV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-Apr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13-Apr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-Apr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-Apr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-Apr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Krntk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-Apr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mt=Jkb3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13-Apr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-Apr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-Apr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18.236.23.193</text:p>
          </table:table-cell>
          <table:table-cell office:value-type="string" calcext:value-type="string">
            <text:p>ssh -i "SSPL_P.pem" <text:a xlink:href="mailto:ubuntu@18.236.23.193" xlink:type="simple">ubuntu@18.236.23.19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cthln&gt;Cspn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-Apr</text:p>
          </table:table-cell>
          <table:table-cell office:value-type="string" calcext:value-type="string">
            <text:p>Proman</text:p>
          </table:table-cell>
          <table:table-cell office:value-type="string" calcext:value-type="string">
            <text:p>18.217.250.129</text:p>
          </table:table-cell>
          <table:table-cell office:value-type="string" calcext:value-type="string">
            <text:p>ssh -i "PromanUT.pem" <text:a xlink:href="mailto:ubuntu@18.217.250.129" xlink:type="simple">ubuntu@18.217.250.129</text:a></text:p>
          </table:table-cell>
          <table:table-cell office:value-type="string" calcext:value-type="string">
            <text:p>Not downloading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Kmblgd#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0-Apr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Qtzl7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-Apr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tng=Pp$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-Apr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CiM8PHBJiYaAXV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-Apr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-Apr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-Apr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-Apr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-Apr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Krntk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-Apr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mt=Jkb3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-Apr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nt run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-Apr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-Apr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18.236.23.193</text:p>
          </table:table-cell>
          <table:table-cell office:value-type="string" calcext:value-type="string">
            <text:p>ssh -i "SSPL_P.pem" <text:a xlink:href="mailto:ubuntu@18.236.23.193" xlink:type="simple">ubuntu@18.236.23.19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cthln&gt;Cspn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-Apr</text:p>
          </table:table-cell>
          <table:table-cell office:value-type="string" calcext:value-type="string">
            <text:p>Proman</text:p>
          </table:table-cell>
          <table:table-cell office:value-type="string" calcext:value-type="string">
            <text:p>18.217.250.129</text:p>
          </table:table-cell>
          <table:table-cell office:value-type="string" calcext:value-type="string">
            <text:p>ssh -i "PromanUT.pem" <text:a xlink:href="mailto:ubuntu@18.217.250.129" xlink:type="simple">ubuntu@18.217.250.12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Kmblgd#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Implement BOM Ite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May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Qtzl7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-May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tng=Pp$s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May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CiM8PHBJiYaAXVV</text:p>
          </table:table-cell>
          <table:table-cell/>
          <table:table-cell office:value-type="string" calcext:value-type="string">
            <text:p>Not req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May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May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May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-May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-May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Krntk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-May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mt=Jkb34</text:p>
          </table:table-cell>
          <table:table-cell/>
          <table:table-cell office:value-type="string" calcext:value-type="string">
            <text:p>Not req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1-May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May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office:value-type="string" calcext:value-type="string">
            <text:p>Not req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May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18.236.23.193</text:p>
          </table:table-cell>
          <table:table-cell office:value-type="string" calcext:value-type="string">
            <text:p>ssh -i "SSPL_P.pem" <text:a xlink:href="mailto:ubuntu@18.236.23.193" xlink:type="simple">ubuntu@18.236.23.19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cthln&gt;Cspn1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May</text:p>
          </table:table-cell>
          <table:table-cell office:value-type="string" calcext:value-type="string">
            <text:p>Proman</text:p>
          </table:table-cell>
          <table:table-cell office:value-type="string" calcext:value-type="string">
            <text:p>18.217.250.129</text:p>
          </table:table-cell>
          <table:table-cell office:value-type="string" calcext:value-type="string">
            <text:p>ssh -i "PromanUT.pem" <text:a xlink:href="mailto:ubuntu@18.217.250.129" xlink:type="simple">ubuntu@18.217.250.129</text:a></text:p>
          </table:table-cell>
          <table:table-cell office:value-type="string" calcext:value-type="string">
            <text:p>Site not opening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Kmblgd#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2-May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Qtzl7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-May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tng=Pp$s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-May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CiM8PHBJiYaAXVV</text:p>
          </table:table-cell>
          <table:table-cell/>
          <table:table-cell office:value-type="string" calcext:value-type="string">
            <text:p>Not req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-May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-May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-May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-May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-May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Krntk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-May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mt=Jkb34</text:p>
          </table:table-cell>
          <table:table-cell/>
          <table:table-cell office:value-type="string" calcext:value-type="string">
            <text:p>Not req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2-May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successful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-May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office:value-type="string" calcext:value-type="string">
            <text:p>Not req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-May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18.236.23.193</text:p>
          </table:table-cell>
          <table:table-cell office:value-type="string" calcext:value-type="string">
            <text:p>ssh -i "SSPL_P.pem" <text:a xlink:href="mailto:ubuntu@18.236.23.193" xlink:type="simple">ubuntu@18.236.23.193</text:a>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Dcthln&gt;Cspn1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-May</text:p>
          </table:table-cell>
          <table:table-cell office:value-type="string" calcext:value-type="string">
            <text:p>Proman</text:p>
          </table:table-cell>
          <table:table-cell office:value-type="string" calcext:value-type="string">
            <text:p>18.217.250.129</text:p>
          </table:table-cell>
          <table:table-cell office:value-type="string" calcext:value-type="string">
            <text:p>ssh -i "PromanUT.pem" <text:a xlink:href="mailto:ubuntu@18.217.250.129" xlink:type="simple">ubuntu@18.217.250.129</text:a></text:p>
          </table:table-cell>
          <table:table-cell table:number-columns-repeated="2"/>
          <table:table-cell table:number-columns-repeated="2" office:value-type="string" calcext:value-type="string">
            <text:p>Kmblgd#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Custom Script – Purchase 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-May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Qtzl7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-May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tng=Pp$s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-May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CiM8PHBJiYaAXVV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-May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-May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-May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-May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-May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Krntk304</text:p>
          </table:table-cell>
          <table:table-cell/>
          <table:table-cell office:value-type="string" calcext:value-type="string">
            <text:p>Not req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-May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mt=Jkb34</text:p>
          </table:table-cell>
          <table:table-cell/>
          <table:table-cell office:value-type="string" calcext:value-type="string">
            <text:p>Not req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8-May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-May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office:value-type="string" calcext:value-type="string">
            <text:p>Not req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-May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18.236.23.193</text:p>
          </table:table-cell>
          <table:table-cell office:value-type="string" calcext:value-type="string">
            <text:p>ssh -i "SSPL_P.pem" <text:a xlink:href="mailto:ubuntu@18.236.23.193" xlink:type="simple">ubuntu@18.236.23.19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cthln&gt;Cspn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-May</text:p>
          </table:table-cell>
          <table:table-cell office:value-type="string" calcext:value-type="string">
            <text:p>Proman</text:p>
          </table:table-cell>
          <table:table-cell office:value-type="string" calcext:value-type="string">
            <text:p>18.217.250.129</text:p>
          </table:table-cell>
          <table:table-cell office:value-type="string" calcext:value-type="string">
            <text:p>ssh -i "PromanUT.pem" <text:a xlink:href="mailto:ubuntu@18.217.250.129" xlink:type="simple">ubuntu@18.217.250.129</text:a></text:p>
          </table:table-cell>
          <table:table-cell office:value-type="string" calcext:value-type="string">
            <text:p>Not connecting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Kmblgd#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5-May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Qtzl7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-May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tng=Pp$s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-May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CiM8PHBJiYaAXVV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-May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-May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-May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-May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-May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Krntk304</text:p>
          </table:table-cell>
          <table:table-cell/>
          <table:table-cell office:value-type="string" calcext:value-type="string">
            <text:p>Not req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-May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mt=Jkb34</text:p>
          </table:table-cell>
          <table:table-cell/>
          <table:table-cell office:value-type="string" calcext:value-type="string">
            <text:p>Not req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5-May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table:number-columns-repeated="2"/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-May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office:value-type="string" calcext:value-type="string">
            <text:p>Not req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-May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18.236.23.193</text:p>
          </table:table-cell>
          <table:table-cell office:value-type="string" calcext:value-type="string">
            <text:p>ssh -i "SSPL_P.pem" <text:a xlink:href="mailto:ubuntu@18.236.23.193" xlink:type="simple">ubuntu@18.236.23.19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cthln&gt;Cspn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-May</text:p>
          </table:table-cell>
          <table:table-cell office:value-type="string" calcext:value-type="string">
            <text:p>Proman</text:p>
          </table:table-cell>
          <table:table-cell office:value-type="string" calcext:value-type="string">
            <text:p>18.217.250.129</text:p>
          </table:table-cell>
          <table:table-cell office:value-type="string" calcext:value-type="string">
            <text:p>ssh -i "PromanUT.pem" <text:a xlink:href="mailto:ubuntu@18.217.250.129" xlink:type="simple">ubuntu@18.217.250.129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Kmblgd#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2.33.16.215</text:p>
          </table:table-cell>
          <table:table-cell office:value-type="string" calcext:value-type="string">
            <text:p>ssh -i ~/.ssh/epoch_rsa <text:a xlink:href="mailto:root@52" xlink:type="simple">root@52</text:a>.33.16.215</text:p>
          </table:table-cell>
          <table:table-cell table:number-columns-repeated="2"/>
          <table:table-cell office:value-type="string" calcext:value-type="string">
            <text:p>Rvr=Jcr194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2-Jun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/>
          <table:table-cell office:value-type="string" calcext:value-type="string">
            <text:p>Qtzl7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-Jun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tng=Pp$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-Jun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CiM8PHBJiYaAXV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-Jun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-Jun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-Jun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-Jun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-Jun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Krntk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-Jun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mt=Jkb3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2-Jun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table:number-columns-repeated="2" office:value-type="string" calcext:value-type="string">
            <text:p>Dont run now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-Jun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-Jun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18.236.23.193</text:p>
          </table:table-cell>
          <table:table-cell office:value-type="string" calcext:value-type="string">
            <text:p>ssh -i "SSPL_P.pem" <text:a xlink:href="mailto:ubuntu@18.236.23.193" xlink:type="simple">ubuntu@18.236.23.19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cthln&gt;Cspn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2-Jun</text:p>
          </table:table-cell>
          <table:table-cell office:value-type="string" calcext:value-type="string">
            <text:p>Proman</text:p>
          </table:table-cell>
          <table:table-cell office:value-type="string" calcext:value-type="string">
            <text:p>18.217.250.129</text:p>
          </table:table-cell>
          <table:table-cell office:value-type="string" calcext:value-type="string">
            <text:p>ssh -i "PromanUT.pem" <text:a xlink:href="mailto:ubuntu@18.217.250.129" xlink:type="simple">ubuntu@18.217.250.129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Kmblgd#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P Test Site</text:p>
          </table:table-cell>
          <table:table-cell/>
          <table:table-cell office:value-type="string" calcext:value-type="string">
            <text:p>ssh -i "JayEpoch.pem" ubuntu@52.33.16.215</text:p>
          </table:table-cell>
          <table:table-cell table:number-columns-repeated="2"/>
          <table:table-cell office:value-type="string" calcext:value-type="string">
            <text:p>Rvr=Jcr19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5-Jun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Qtzl7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-Jun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tng=Pp$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-Jun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CiM8PHBJiYaAXV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-Jun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-Jun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-Jun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-Jun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-Jun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Krntk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-Jun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mt=Jkb3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15-Jun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-Jun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-Jun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18.236.23.193</text:p>
          </table:table-cell>
          <table:table-cell office:value-type="string" calcext:value-type="string">
            <text:p>ssh -i "SSPL_P.pem" <text:a xlink:href="mailto:ubuntu@18.236.23.193" xlink:type="simple">ubuntu@18.236.23.19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cthln&gt;Cspn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-Jun</text:p>
          </table:table-cell>
          <table:table-cell office:value-type="string" calcext:value-type="string">
            <text:p>Proman</text:p>
          </table:table-cell>
          <table:table-cell office:value-type="string" calcext:value-type="string">
            <text:p>18.217.250.129:85</text:p>
          </table:table-cell>
          <table:table-cell office:value-type="string" calcext:value-type="string">
            <text:p>ssh -i "PromanUT.pem" <text:a xlink:href="mailto:ubuntu@18.217.250.129" xlink:type="simple">ubuntu@18.217.250.129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Kmblgd#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P Test Site</text:p>
          </table:table-cell>
          <table:table-cell office:value-type="string" calcext:value-type="string">
            <text:p>52.33.16.215</text:p>
          </table:table-cell>
          <table:table-cell office:value-type="string" calcext:value-type="string">
            <text:p>ssh -i "JayEpoch.pem" ubuntu@52.33.16.215</text:p>
          </table:table-cell>
          <table:table-cell table:number-columns-repeated="2"/>
          <table:table-cell office:value-type="string" calcext:value-type="string">
            <text:p>Rvr=Jcr19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4-June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Qtzl7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-June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Not Connecting</text:p>
          </table:table-cell>
          <table:table-cell table:number-columns-repeated="2" office:value-type="string" calcext:value-type="string">
            <text:p>Dtng=Pp$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-June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CiM8PHBJiYaAXV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-June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-June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-June</text:p>
          </table:table-cell>
          <table:table-cell table:number-columns-repeated="2"/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-June</text:p>
          </table:table-cell>
          <table:table-cell table:number-columns-repeated="2"/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IEKRMkDth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-June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Krntk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-June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mt=Jkb3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4-June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-June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-June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18.236.23.193</text:p>
          </table:table-cell>
          <table:table-cell office:value-type="string" calcext:value-type="string">
            <text:p>ssh -i "SSPL_P.pem" <text:a xlink:href="mailto:ubuntu@18.236.23.193" xlink:type="simple">ubuntu@18.236.23.19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cthln&gt;Cspn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-June</text:p>
          </table:table-cell>
          <table:table-cell office:value-type="string" calcext:value-type="string">
            <text:p>Proman</text:p>
          </table:table-cell>
          <table:table-cell office:value-type="string" calcext:value-type="string">
            <text:p>18.217.250.129:85</text:p>
          </table:table-cell>
          <table:table-cell office:value-type="string" calcext:value-type="string">
            <text:p>ssh -i "PromanUT.pem" <text:a xlink:href="mailto:ubuntu@18.217.250.129" xlink:type="simple">ubuntu@18.217.250.12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Kmblgd#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ig Bear</text:p>
          </table:table-cell>
          <table:table-cell office:value-type="string" calcext:value-type="string">
            <text:p>54.71.18.217</text:p>
          </table:table-cell>
          <table:table-cell office:value-type="string" calcext:value-type="string">
            <text:p>ssh -i "JayEpoch.pem" <text:a xlink:href="mailto:ubuntu@54.71.18.217" xlink:type="simple">ubuntu@54.71.18.217</text:a></text:p>
          </table:table-cell>
          <table:table-cell table:number-columns-repeated="2"/>
          <table:table-cell office:value-type="string" calcext:value-type="string">
            <text:p><text:a xlink:href="mailto:Trmph@CP01" xlink:type="simple">Trmph@CP01</text:a>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1-Jul</text:p>
          </table:table-cell>
          <table:table-cell office:value-type="string" calcext:value-type="string">
            <text:p>Epoch Scaleway</text:p>
          </table:table-cell>
          <table:table-cell office:value-type="string" calcext:value-type="string">
            <text:p>51.15.200.97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Qtzl7659</text:p>
          </table:table-cell>
          <table:table-cell/>
          <table:table-cell office:value-type="string" calcext:value-type="string">
            <text:p>All app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51.15.200.97:84</text:p>
          </table:table-cell>
          <table:table-cell office:value-type="string" calcext:value-type="string">
            <text:p>ssh -i ~/.ssh/epoch_rsa <text:a xlink:href="mailto:root@51" xlink:type="simple">root@51</text:a>.15.200.97</text:p>
          </table:table-cell>
          <table:table-cell office:value-type="string" calcext:value-type="string">
            <text:p>Not Reqd</text:p>
          </table:table-cell>
          <table:table-cell/>
          <table:table-cell office:value-type="string" calcext:value-type="string">
            <text:p><text:a xlink:href="mailto:MPRP@Epch" xlink:type="simple">MPRP@Epch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-Jul</text:p>
          </table:table-cell>
          <table:table-cell office:value-type="string" calcext:value-type="string">
            <text:p>Jurgyan</text:p>
          </table:table-cell>
          <table:table-cell office:value-type="string" calcext:value-type="string">
            <text:p>52.27.10.207</text:p>
          </table:table-cell>
          <table:table-cell office:value-type="string" calcext:value-type="string">
            <text:p>ssh -i "Jurgyan.pem" <text:a xlink:href="mailto:ubuntu@52.27.10.207" xlink:type="simple">ubuntu@52.27.10.207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Not Connecting</text:p>
          </table:table-cell>
          <table:table-cell table:number-columns-repeated="2" office:value-type="string" calcext:value-type="string">
            <text:p>Dtng=Pp$s</text:p>
          </table:table-cell>
          <table:table-cell office:value-type="string" calcext:value-type="string">
            <text:p>Nhance Cst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Jul</text:p>
          </table:table-cell>
          <table:table-cell office:value-type="string" calcext:value-type="string">
            <text:p>Chamundi</text:p>
          </table:table-cell>
          <table:table-cell office:value-type="string" calcext:value-type="string">
            <text:p>52.34.107.145</text:p>
          </table:table-cell>
          <table:table-cell office:value-type="string" calcext:value-type="string">
            <text:p>ssh -i "CTL-S.pem" ubuntu@52.34.107.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CiM8PHBJiYaAXVV</text:p>
          </table:table-cell>
          <table:table-cell/>
          <table:table-cell office:value-type="string" calcext:value-type="string">
            <text:p>Nh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Jul</text:p>
          </table:table-cell>
          <table:table-cell office:value-type="string" calcext:value-type="string">
            <text:p>ICP</text:p>
          </table:table-cell>
          <table:table-cell office:value-type="string" calcext:value-type="string">
            <text:p>ifs.icp-india.com</text:p>
          </table:table-cell>
          <table:table-cell office:value-type="string" calcext:value-type="string">
            <text:p>ssh -i "ICP-ERP.pem" <text:a xlink:href="mailto:ubuntu@ifs.icp-india.com" xlink:type="simple">ubuntu@ifs.icp-india.com</text:a></text:p>
          </table:table-cell>
          <table:table-cell office:value-type="string" calcext:value-type="string">
            <text:p>Not Req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CVBomm158</text:p>
          </table:table-cell>
          <table:table-cell office:value-type="string" calcext:value-type="string">
            <text:p><text:a xlink:href="mailto:CV@Bomm158" xlink:type="simple">CV@Bomm158</text:a></text:p>
          </table:table-cell>
          <table:table-cell office:value-type="string" calcext:value-type="string">
            <text:p>ICP + Nh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Jul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35.163.176.249</text:p>
          </table:table-cell>
          <table:table-cell office:value-type="string" calcext:value-type="string">
            <text:p>ssh -i "FCS.pem" <text:a xlink:href="mailto:ubuntu@35.163.176.249" xlink:type="simple">ubuntu@35.163.176.249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56</text:p>
          </table:table-cell>
          <table:table-cell office:value-type="string" calcext:value-type="string">
            <text:p>BrgdGrdn86</text:p>
          </table:table-cell>
          <table:table-cell office:value-type="string" calcext:value-type="string">
            <text:p>Nh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Jul</text:p>
          </table:table-cell>
          <table:table-cell/>
          <table:table-cell office:value-type="string" calcext:value-type="string">
            <text:p>35.163.176.249:82</text:p>
          </table:table-cell>
          <table:table-cell office:value-type="string" calcext:value-type="string">
            <text:p>U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rgdGrdn34</text:p>
          </table:table-cell>
          <table:table-cell/>
          <table:table-cell office:value-type="string" calcext:value-type="string">
            <text:p>Nh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Jul</text:p>
          </table:table-cell>
          <table:table-cell/>
          <table:table-cell office:value-type="string" calcext:value-type="string">
            <text:p>35.163.176.249:84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AIEKRMkDth56</text:p>
          </table:table-cell>
          <table:table-cell/>
          <table:table-cell office:value-type="string" calcext:value-type="string">
            <text:p>Nh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Jul</text:p>
          </table:table-cell>
          <table:table-cell office:value-type="string" calcext:value-type="string">
            <text:p>PMI</text:p>
          </table:table-cell>
          <table:table-cell office:value-type="string" calcext:value-type="string">
            <text:p>212.47.232.184</text:p>
          </table:table-cell>
          <table:table-cell office:value-type="string" calcext:value-type="string">
            <text:p>ssh -i ~/.ssh/pmi_rsa root@212.47.232.1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Krntk304</text:p>
          </table:table-cell>
          <table:table-cell/>
          <table:table-cell office:value-type="string" calcext:value-type="string">
            <text:p>Nh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Jul</text:p>
          </table:table-cell>
          <table:table-cell office:value-type="string" calcext:value-type="string">
            <text:p>Trinity Tradex</text:p>
          </table:table-cell>
          <table:table-cell office:value-type="string" calcext:value-type="string">
            <text:p>51.15.90.43</text:p>
          </table:table-cell>
          <table:table-cell office:value-type="string" calcext:value-type="string">
            <text:p>ssh -i ~/.ssh/trinity_rsa <text:a xlink:href="mailto:root@51.15.90.43" xlink:type="simple">root@51.15.90.4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mt=Jkb34</text:p>
          </table:table-cell>
          <table:table-cell/>
          <table:table-cell office:value-type="string" calcext:value-type="string">
            <text:p>Nhance Cstm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1-Jul</text:p>
          </table:table-cell>
          <table:table-cell office:value-type="string" calcext:value-type="string">
            <text:p>IndoCool</text:p>
          </table:table-cell>
          <table:table-cell office:value-type="string" calcext:value-type="string">
            <text:p>51.15.88.26</text:p>
          </table:table-cell>
          <table:table-cell office:value-type="string" calcext:value-type="string">
            <text:p>ssh -i ~/.ssh/indoc_rsa <text:a xlink:href="mailto:root@51" xlink:type="simple">root@51</text:a>.15.88.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<text:span text:style-name="T1"><text:a xlink:href="mailto:TrbnBlds@6" xlink:type="simple">T</text:a></text:span><text:span text:style-name="T1"><text:a xlink:href="mailto:TrbnBlds@6" xlink:type="simple">rbnBlds@6</text:a></text:span></text:p>
          </table:table-cell>
          <table:table-cell office:value-type="string" calcext:value-type="string">
            <text:p>Nh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Jul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35.164.49.160</text:p>
          </table:table-cell>
          <table:table-cell office:value-type="string" calcext:value-type="string">
            <text:p>ssh -i "HSR-VTS.pem" <text:a xlink:href="mailto:ubuntu@35.164.49.160" xlink:type="simple">ubuntu@35.164.49.160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BskyKnth2</text:p>
          </table:table-cell>
          <table:table-cell office:value-type="string" calcext:value-type="string">
            <text:p>Bsky&amp;Knth2</text:p>
          </table:table-cell>
          <table:table-cell office:value-type="string" calcext:value-type="string">
            <text:p>Motoinventory_trac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Jul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18.236.23.193</text:p>
          </table:table-cell>
          <table:table-cell office:value-type="string" calcext:value-type="string">
            <text:p>ssh -i "SSPL_P.pem" <text:a xlink:href="mailto:ubuntu@18.236.23.193" xlink:type="simple">ubuntu@18.236.23.193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Dcthln&gt;Cspn1</text:p>
          </table:table-cell>
          <table:table-cell office:value-type="string" calcext:value-type="string">
            <text:p>Nh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-Jul</text:p>
          </table:table-cell>
          <table:table-cell office:value-type="string" calcext:value-type="string">
            <text:p>Proman</text:p>
          </table:table-cell>
          <table:table-cell office:value-type="string" calcext:value-type="string">
            <text:p>18.217.250.129:85</text:p>
          </table:table-cell>
          <table:table-cell office:value-type="string" calcext:value-type="string">
            <text:p>ssh -i "PromanUT.pem" <text:a xlink:href="mailto:ubuntu@18.217.250.129" xlink:type="simple">ubuntu@18.217.250.129</text:a></text:p>
          </table:table-cell>
          <table:table-cell table:number-columns-repeated="2"/>
          <table:table-cell table:number-columns-repeated="2" office:value-type="string" calcext:value-type="string">
            <text:p>Kmblgd#5</text:p>
          </table:table-cell>
          <table:table-cell office:value-type="string" calcext:value-type="string">
            <text:p>Nhanc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<text:a xlink:href="mailto:Epch@Mrt1" xlink:type="simple">Epch@Mrt1</text:a>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11:30:59.603759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4T12:28:00.013080317</meta:creation-date>
    <meta:generator>LibreOffice/5.1.6.2$Linux_X86_64 LibreOffice_project/10m0$Build-2</meta:generator>
    <dc:date>2018-07-11T18:02:48.877207618</dc:date>
    <meta:editing-duration>P50DT11H54M7S</meta:editing-duration>
    <meta:editing-cycles>103</meta:editing-cycles>
    <meta:document-statistic meta:table-count="1" meta:cell-count="3480" meta:object-count="0"/>
  </office:meta>
</office:document-meta>
</file>